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0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style-name="Regular" style:font-pitch="variable" fo:font-size="10.5pt" style:font-size-asian="18pt" style:font-size-complex="18pt"/>
    </style:style>
    <style:style style:name="P3" style:family="paragraph">
      <style:text-properties fo:font-family="'XB Tabriz'" style:font-pitch="variable" fo:font-size="10.5pt" style:font-size-asian="10.5pt" style:font-family-complex="'XB Tabriz'" style:font-pitch-complex="variable" style:font-size-complex="10.5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style:text-properties fo:font-family="'XB Tabriz'" style:font-pitch="variable" fo:font-size="10.5pt" style:font-size-asian="10.5pt" style:font-family-complex="'XB Tabriz'" style:font-pitch-complex="variable" style:font-size-complex="10.5pt"/>
    </style:style>
    <style:style style:name="T1" style:family="text">
      <style:text-properties fo:font-family="'XB Tabriz'" style:font-pitch="variable" fo:font-size="10.5pt" style:font-size-asian="10.5pt" style:font-family-complex="'XB Tabriz'" style:font-pitch-complex="variable" style:font-size-complex="10.5pt"/>
    </style:style>
    <style:style style:name="T2" style:family="text">
      <style:text-properties fo:font-size="10pt"/>
    </style:style>
    <style:style style:name="T3" style:family="text">
      <style:text-properties fo:font-family="'XB Tabriz'" style:font-pitch="variable" fo:font-size="10.5pt" style:font-size-asian="10.5pt" style:font-family-complex="'XB Tabriz'" style:font-pitch-complex="variable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324cm" svg:height="0.469cm" svg:x="1.442cm" svg:y="1.05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1.807cm" svg:y1="1.34cm" svg:x2="2.783cm" svg:y2="1.34cm">
          <text:p/>
        </draw:line>
        <draw:line draw:style-name="gr2" draw:text-style-name="P1" draw:layer="layout" svg:x1="6.543cm" svg:y1="2.193cm" svg:x2="7.345cm" svg:y2="2.193cm">
          <text:p/>
        </draw:line>
        <draw:frame draw:style-name="gr1" draw:layer="layout" svg:width="0.854cm" svg:height="0.529cm" svg:x="7.192cm" svg:y="1.92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395cm" svg:height="0.469cm" svg:x="0.57cm" svg:y="1.82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425cm" svg:height="0.469cm" svg:x="4.786cm" svg:y="2.1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294cm" svg:height="0.962cm" svg:x="0.498cm" svg:y="1.272cm">
          <draw:text-box>
            <text:p>+</text:p>
          </draw:text-box>
        </draw:frame>
        <draw:frame draw:style-name="gr4" draw:layer="layout" svg:width="0.714cm" svg:height="0.992cm" svg:x="0.322cm" svg:y="1.91cm">
          <draw:text-box>
            <text:p>-</text:p>
          </draw:text-box>
        </draw:frame>
        <draw:frame draw:style-name="gr5" draw:text-style-name="P2" draw:id="id1" draw:layer="layout" svg:width="2.559cm" svg:height="0.823cm" svg:x="3.606cm" svg:y="0.284cm">
          <draw:text-box>
            <text:p><text:span text:style-name="T1">کائل کی مزاحمت</text:span></text:p>
          </draw:text-box>
        </draw:frame>
        <draw:frame draw:style-name="gr5" draw:text-style-name="P3" draw:layer="layout" svg:width="3.304cm" svg:height="0.823cm" svg:x="5.425cm" svg:y="0.741cm">
          <draw:text-box>
            <text:p><text:span text:style-name="T1">حرکت کرنے والا حصہ</text:span></text:p>
          </draw:text-box>
        </draw:frame>
        <draw:line draw:style-name="gr6" draw:text-style-name="P1" draw:layer="layout" svg:x1="5.547cm" svg:y1="1.939cm" svg:x2="5.537cm" svg:y2="1.543cm">
          <text:p/>
        </draw:line>
        <draw:line draw:style-name="gr6" draw:text-style-name="P1" draw:layer="layout" svg:x1="5.537cm" svg:y1="1.553cm" svg:x2="3.759cm" svg:y2="1.543cm">
          <text:p/>
        </draw:line>
        <draw:line draw:style-name="gr6" draw:text-style-name="P1" draw:layer="layout" svg:x1="3.759cm" svg:y1="1.533cm" svg:x2="3.759cm" svg:y2="2.844cm">
          <text:p/>
        </draw:line>
        <draw:line draw:style-name="gr6" draw:text-style-name="P1" draw:layer="layout" svg:x1="3.759cm" svg:y1="2.844cm" svg:x2="5.537cm" svg:y2="2.844cm">
          <text:p/>
        </draw:line>
        <draw:line draw:style-name="gr6" draw:text-style-name="P1" draw:layer="layout" svg:x1="5.547cm" svg:y1="2.437cm" svg:x2="5.547cm" svg:y2="2.834cm">
          <text:p/>
        </draw:line>
        <draw:line draw:style-name="gr6" draw:text-style-name="P1" draw:layer="layout" svg:x1="5.537cm" svg:y1="2.458cm" svg:x2="5.801cm" svg:y2="2.458cm">
          <text:p/>
        </draw:line>
        <draw:line draw:style-name="gr6" draw:text-style-name="P1" draw:layer="layout" svg:x1="5.801cm" svg:y1="2.437cm" svg:x2="5.801cm" svg:y2="3.077cm">
          <text:p/>
        </draw:line>
        <draw:line draw:style-name="gr6" draw:text-style-name="P1" draw:layer="layout" svg:x1="5.801cm" svg:y1="3.088cm" svg:x2="3.505cm" svg:y2="3.088cm">
          <text:p/>
        </draw:line>
        <draw:line draw:style-name="gr6" draw:text-style-name="P1" draw:layer="layout" svg:x1="3.505cm" svg:y1="3.088cm" svg:x2="3.505cm" svg:y2="1.31cm">
          <text:p/>
        </draw:line>
        <draw:line draw:style-name="gr6" draw:text-style-name="P1" draw:layer="layout" svg:x1="3.505cm" svg:y1="1.33cm" svg:x2="5.791cm" svg:y2="1.33cm">
          <text:p/>
        </draw:line>
        <draw:line draw:style-name="gr6" draw:text-style-name="P1" draw:layer="layout" svg:x1="5.791cm" svg:y1="1.33cm" svg:x2="5.791cm" svg:y2="1.939cm">
          <text:p/>
        </draw:line>
        <draw:line draw:style-name="gr6" draw:text-style-name="P1" draw:layer="layout" svg:x1="5.801cm" svg:y1="1.929cm" svg:x2="5.537cm" svg:y2="1.939cm">
          <text:p/>
        </draw:line>
        <draw:path draw:style-name="gr7" draw:text-style-name="P1" draw:layer="layout" svg:width="0.13cm" svg:height="0.212cm" draw:transform="rotate (-0.251676478137535) translate (3.75663503961876cm 2.23153026331372cm)" svg:viewBox="0 0 131 213" svg:d="m0 2454c48-11 112 15 128 80 16 66-41 92-70 130l-1-4">
          <text:p/>
        </draw:path>
        <draw:path draw:style-name="gr7" draw:text-style-name="P1" draw:layer="layout" svg:width="0.132cm" svg:height="0.163cm" draw:transform="rotate (-2.6476644752749) translate (3.5807051342722cm 2.18731409529315cm)" svg:viewBox="0 0 133 164" svg:d="m0-7083c47-4 140 7 133-72l-10-55-25-37">
          <text:p/>
        </draw:path>
        <draw:line draw:style-name="gr8" draw:text-style-name="P1" draw:layer="layout" svg:x1="3.759cm" svg:y1="2.041cm" svg:x2="3.494cm" svg:y2="2.041cm">
          <text:p/>
        </draw:line>
        <draw:line draw:style-name="gr8" draw:text-style-name="P1" draw:layer="layout" svg:x1="3.504cm" svg:y1="2.447cm" svg:x2="3.769cm" svg:y2="2.447cm">
          <text:p/>
        </draw:line>
        <draw:path draw:style-name="gr7" draw:text-style-name="P1" draw:layer="layout" svg:width="0.13cm" svg:height="0.212cm" draw:transform="rotate (-0.251676478137535) translate (3.75663503961875cm 1.81753026331372cm)" svg:viewBox="0 0 131 213" svg:d="m0 1652c48-11 112 15 128 80 16 66-41 92-70 130l-1-4">
          <text:p/>
        </draw:path>
        <draw:line draw:style-name="gr8" draw:text-style-name="P1" draw:layer="layout" svg:x1="3.494cm" svg:y1="1.818cm" svg:x2="2.986cm" svg:y2="1.818cm">
          <text:p/>
        </draw:line>
        <draw:line draw:style-name="gr8" draw:text-style-name="P1" draw:layer="layout" svg:x1="3.505cm" svg:y1="2.447cm" svg:x2="0.985cm" svg:y2="2.447cm">
          <text:p/>
        </draw:line>
        <draw:rect draw:style-name="gr9" draw:text-style-name="P4" draw:layer="layout" svg:width="1.509cm" svg:height="0.479cm" svg:x="1.483cm" svg:y="1.562cm">
          <text:p text:style-name="P1"><text:span text:style-name="T2">R</text:span></text:p>
        </draw:rect>
        <draw:line draw:style-name="gr8" draw:text-style-name="P1" draw:layer="layout" svg:x1="1.483cm" svg:y1="1.797cm" svg:x2="0.965cm" svg:y2="1.787cm">
          <text:p/>
        </draw:line>
        <draw:line draw:style-name="gr6" draw:text-style-name="P1" draw:layer="layout" svg:x1="6.553cm" svg:y1="2.072cm" svg:x2="6.553cm" svg:y2="2.336cm">
          <text:p/>
        </draw:line>
        <draw:line draw:style-name="gr6" draw:text-style-name="P1" draw:layer="layout" svg:x1="5.679cm" svg:y1="2.325cm" svg:x2="6.553cm" svg:y2="2.315cm">
          <text:p/>
        </draw:line>
        <draw:line draw:style-name="gr6" draw:text-style-name="P1" draw:id="id2" draw:layer="layout" svg:x1="5.679cm" svg:y1="2.092cm" svg:x2="6.553cm" svg:y2="2.082cm">
          <text:p/>
        </draw:line>
        <draw:line draw:style-name="gr6" draw:text-style-name="P1" draw:layer="layout" svg:x1="5.689cm" svg:y1="2.072cm" svg:x2="5.689cm" svg:y2="2.336cm">
          <text:p/>
        </draw:line>
        <draw:line draw:style-name="gr2" draw:text-style-name="P1" draw:layer="layout" svg:x1="4.775cm" svg:y1="2.153cm" svg:x2="5.669cm" svg:y2="2.183cm">
          <text:p/>
        </draw:line>
        <draw:line draw:style-name="gr6" draw:text-style-name="P1" draw:layer="layout" svg:x1="4.764cm" svg:y1="1.797cm" svg:x2="4.764cm" svg:y2="2.539cm">
          <text:p/>
        </draw:line>
        <draw:line draw:style-name="gr6" draw:text-style-name="P1" draw:layer="layout" svg:x1="4.754cm" svg:y1="1.899cm" svg:x2="4.51cm" svg:y2="2.051cm">
          <text:p/>
        </draw:line>
        <draw:line draw:style-name="gr6" draw:text-style-name="P1" draw:layer="layout" svg:x1="4.764cm" svg:y1="2.082cm" svg:x2="4.521cm" svg:y2="2.224cm">
          <text:p/>
        </draw:line>
        <draw:line draw:style-name="gr6" draw:text-style-name="P1" draw:layer="layout" svg:x1="4.754cm" svg:y1="2.265cm" svg:x2="4.531cm" svg:y2="2.397cm">
          <text:p/>
        </draw:line>
        <draw:line draw:style-name="gr6" draw:text-style-name="P1" draw:layer="layout" svg:x1="4.754cm" svg:y1="2.437cm" svg:x2="4.521cm" svg:y2="2.569cm">
          <text:p/>
        </draw:line>
        <draw:connector draw:style-name="gr2" draw:text-style-name="P1" draw:layer="layout" draw:type="curve" svg:x1="3.606cm" svg:y1="0.695cm" svg:x2="3.002cm" svg:y2="1.537cm" draw:start-shape="id1" draw:start-glue-point="3" svg:d="m3606 695c-828 0-526 842-604 842">
          <text:p/>
        </draw:connector>
        <draw:connector draw:style-name="gr2" draw:text-style-name="P1" draw:layer="layout" draw:type="curve" svg:x1="7.077cm" svg:y1="1.564cm" svg:x2="6.116cm" svg:y2="2.082cm" draw:end-shape="id2" draw:end-glue-point="0" svg:d="m7077 1564c0 13-961-245-961 518">
          <text:p/>
        </draw:connector>
        <draw:frame draw:style-name="gr5" draw:text-style-name="P6" draw:id="id3" draw:layer="layout" svg:width="2.267cm" svg:height="0.823cm" svg:x="0.497cm" svg:y="2.661cm">
          <draw:text-box>
            <text:p text:style-name="P5"><text:span text:style-name="T3">مقناطیسی کور</text:span></text:p>
          </draw:text-box>
        </draw:frame>
        <draw:connector draw:style-name="gr2" draw:text-style-name="P1" draw:layer="layout" draw:type="curve" svg:x1="2.764cm" svg:y1="3.072cm" svg:x2="3.426cm" svg:y2="2.965cm" draw:start-shape="id3" draw:start-glue-point="1" svg:d="m2764 3072c873 0 542-107 662-1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3-22T13:48:45</dc:date>
    <dc:creator>khalid khan</dc:creator>
    <meta:editing-duration>PT02H27M04S</meta:editing-duration>
    <meta:editing-cycles>13</meta:editing-cycles>
    <meta:generator>OpenOffice.org/3.1$Linux OpenOffice.org_project/310m19$Build-9420</meta:generator>
    <meta:document-statistic meta:object-count="4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f</math:mi>
      <math:mi math:fontstyle="italic">fld</math:mi>
    </math:msub>
    <math:annotation math:encoding="StarMath 5.0">f_{fld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